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B=1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VBE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126(micro)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59.6" calcext:value-type="float">
            <text:p>59.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8.5" calcext:value-type="float">
            <text:p>68.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6.1" calcext:value-type="float">
            <text:p>76.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87.3" calcext:value-type="float">
            <text:p>87.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101.6" calcext:value-type="float">
            <text:p>101.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02.5" calcext:value-type="float">
            <text:p>102.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6.9" calcext:value-type="float">
            <text:p>106.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22.9" calcext:value-type="float">
            <text:p>122.9</text:p>
          </table:table-cell>
          <table:table-cell office:value-type="float" office:value="903" calcext:value-type="float">
            <text:p>903</text:p>
          </table:table-cell>
        </table:table-row>
      </table:table>
      <table:table table:name="day2_IB=10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VBE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195 mic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43" calcext:value-type="float">
            <text:p>0.043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064" calcext:value-type="float">
            <text:p>0.064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66" calcext:value-type="float">
            <text:p>0.066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069" calcext:value-type="float">
            <text:p>0.069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082" calcext:value-type="float">
            <text:p>0.082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06" calcext:value-type="float">
            <text:p>0.106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105" calcext:value-type="float">
            <text:p>0.105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115" calcext:value-type="float">
            <text:p>0.115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0.189" calcext:value-type="float">
            <text:p>0.189</text:p>
          </table:table-cell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0.249" calcext:value-type="float">
            <text:p>0.249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59" calcext:value-type="float">
            <text:p>0.359</text:p>
          </table:table-cell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861" calcext:value-type="float">
            <text:p>0.861</text:p>
          </table:table-cell>
          <table:table-cell office:value-type="float" office:value="1473" calcext:value-type="float">
            <text:p>14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470" calcext:value-type="float">
            <text:p>1470</text:p>
          </table:table-cell>
          <table:table-cell table:number-columns-repeated="2"/>
        </table:table-row>
      </table:table>
      <table:table table:name="iB=3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VBE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5.6 mV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20.9" calcext:value-type="float">
            <text:p>20.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43.2" calcext:value-type="float">
            <text:p>43.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45.5" calcext:value-type="float">
            <text:p>45.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53.8" calcext:value-type="float">
            <text:p>53.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55.8" calcext:value-type="float">
            <text:p>55.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61.6" calcext:value-type="float">
            <text:p>61.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2.2" calcext:value-type="float">
            <text:p>62.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70.2" calcext:value-type="float">
            <text:p>70.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81.9" calcext:value-type="float">
            <text:p>81.9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</text:p>
          </table:table-cell>
          <table:table-cell office:value-type="float" office:value="93.6" calcext:value-type="float">
            <text:p>93.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8.6" calcext:value-type="float">
            <text:p>98.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.2</text:p>
          </table:table-cell>
          <table:table-cell office:value-type="float" office:value="117" calcext:value-type="float">
            <text:p>117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.4</text:p>
          </table:table-cell>
          <table:table-cell office:value-type="float" office:value="127.9" calcext:value-type="float">
            <text:p>127.9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140.7" calcext:value-type="float">
            <text:p>140.7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8" calcext:value-type="float">
            <text:p>2.8</text:p>
          </table:table-cell>
          <table:table-cell office:value-type="float" office:value="153.7" calcext:value-type="float">
            <text:p>153.7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0.4" calcext:value-type="float">
            <text:p>160.4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float" office:value="190.1" calcext:value-type="float">
            <text:p>190.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460" calcext:value-type="float">
            <text:p>2460</text:p>
          </table:table-cell>
          <table:table-cell office:value-type="float" office:value="4750" calcext:value-type="float">
            <text:p>4750</text:p>
          </table:table-cell>
        </table:table-row>
      </table:table>
      <table:table table:name="iB=20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VBE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5.6" calcext:value-type="float">
            <text:p>15.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3.8" calcext:value-type="float">
            <text:p>23.8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30.9" calcext:value-type="float">
            <text:p>30.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zero err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9.7" calcext:value-type="float">
            <text:p>39.7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44.2" calcext:value-type="float">
            <text:p>44.2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49" calcext:value-type="float">
            <text:p>49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47.9" calcext:value-type="float">
            <text:p>47.9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3.4" calcext:value-type="float">
            <text:p>53.4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64.4" calcext:value-type="float">
            <text:p>64.4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.9" calcext:value-type="float">
            <text:p>65.9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70.1" calcext:value-type="float">
            <text:p>70.1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79.2" calcext:value-type="float">
            <text:p>79.2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83.5" calcext:value-type="float">
            <text:p>83.5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  <table:table-cell office:value-type="float" office:value="89" calcext:value-type="float">
            <text:p>89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102.8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30.6" calcext:value-type="float">
            <text:p>130.6</text:p>
          </table:table-cell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390" calcext:value-type="float">
            <text:p>390</text:p>
          </table:table-cell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57" calcext:value-type="float">
            <text:p>957</text:p>
          </table:table-cell>
          <table:table-cell office:value-type="float" office:value="3160" calcext:value-type="float">
            <text:p>31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55" calcext:value-type="float">
            <text:p>1855</text:p>
          </table:table-cell>
          <table:table-cell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790" calcext:value-type="float">
            <text:p>2790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30" calcext:value-type="float">
            <text:p>3830</text:p>
          </table:table-cell>
          <table:table-cell office:value-type="float" office:value="3430" calcext:value-type="float">
            <text:p>34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4:51:00.787243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13:23.989025226</meta:creation-date>
    <meta:generator>LibreOffice/24.8.4.2$Linux_X86_64 LibreOffice_project/480$Build-2</meta:generator>
    <dc:date>2025-02-03T16:23:33.513327521</dc:date>
    <meta:editing-duration>PT28M25S</meta:editing-duration>
    <meta:editing-cycles>7</meta:editing-cycles>
    <meta:document-statistic meta:table-count="4" meta:cell-count="322" meta:object-count="0"/>
  </office:meta>
</office:document-meta>
</file>